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192814" officeooo:paragraph-rsid="00734a89"/>
    </style:style>
    <style:style style:name="P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a51fee" officeooo:paragraph-rsid="00a51fee" style:font-size-asian="9pt" style:font-weight-asian="bold" style:font-size-complex="9pt" style:font-weight-complex="bold"/>
    </style:style>
    <style:style style:name="P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b0533c" officeooo:paragraph-rsid="00b0533c" style:font-size-asian="9pt" style:font-weight-asian="bold" style:font-size-complex="9pt" style:font-weight-complex="bold"/>
    </style:style>
    <style:style style:name="P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a51fee" officeooo:paragraph-rsid="00a51fee" style:font-size-asian="9pt" style:font-weight-asian="normal" style:font-size-complex="9pt" style:font-weight-complex="normal"/>
    </style:style>
    <style:style style:name="P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inherit" fo:font-size="9pt" fo:font-weight="normal" officeooo:rsid="00b13180" officeooo:paragraph-rsid="00b13180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inherit" fo:font-size="9pt" fo:font-weight="bold" officeooo:rsid="00ba91f4" officeooo:paragraph-rsid="00ba91f4" style:font-size-asian="9pt" style:font-weight-asian="bold" style:font-size-complex="9pt" style:font-weight-complex="bold"/>
    </style:style>
    <style:style style:name="P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0b3e921"/>
    </style:style>
    <style:style style:name="P8" style:family="paragraph" style:parent-style-name="Standard" style:list-style-name="L7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a91f4" style:font-size-asian="9pt" style:font-weight-asian="normal" style:font-size-complex="9pt" style:font-weight-complex="normal"/>
    </style:style>
    <style:style style:name="P9" style:family="paragraph" style:parent-style-name="Standard" style:list-style-name="L7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e8074" style:font-size-asian="9pt" style:font-weight-asian="normal" style:font-size-complex="9pt" style:font-weight-complex="normal"/>
    </style:style>
    <style:style style:name="P1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a91f4" style:font-size-asian="9pt" style:font-weight-asian="normal" style:font-size-complex="9pt" style:font-weight-complex="normal"/>
    </style:style>
    <style:style style:name="P11" style:family="paragraph" style:parent-style-name="Text_20_body" style:list-style-name="L1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fo:font-weight="normal" officeooo:rsid="00855f3e" officeooo:paragraph-rsid="00855f3e" style:font-weight-asian="normal" style:font-weight-complex="normal"/>
    </style:style>
    <style:style style:name="P12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weight="normal" officeooo:rsid="0078df7a" officeooo:paragraph-rsid="0078df7a" style:font-weight-asian="normal" style:font-weight-complex="normal"/>
    </style:style>
    <style:style style:name="P13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78df7a" officeooo:paragraph-rsid="0078df7a" style:font-size-asian="9pt" style:font-weight-asian="normal" style:font-size-complex="9pt" style:font-weight-complex="normal"/>
    </style:style>
    <style:style style:name="P14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905ec4" officeooo:paragraph-rsid="00905ec4" style:font-size-asian="9pt" style:font-weight-asian="normal" style:font-size-complex="9pt" style:font-weight-complex="normal"/>
    </style:style>
    <style:style style:name="P15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7a1ea5" officeooo:paragraph-rsid="007a1ea5" style:font-size-asian="9pt" style:font-weight-asian="normal" style:font-size-complex="9pt" style:font-weight-complex="normal"/>
    </style:style>
    <style:style style:name="P16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983b8c" officeooo:paragraph-rsid="00983b8c" style:font-size-asian="9pt" style:font-weight-asian="normal" style:font-size-complex="9pt" style:font-weight-complex="normal"/>
    </style:style>
    <style:style style:name="P17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91bfc3" officeooo:paragraph-rsid="0091bfc3" style:font-size-asian="9pt" style:font-weight-asian="normal" style:font-size-complex="9pt" style:font-weight-complex="normal"/>
    </style:style>
    <style:style style:name="P18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8156ce" officeooo:paragraph-rsid="009f3340" style:font-size-asian="9pt" style:font-weight-asian="normal" style:font-size-complex="9pt" style:font-weight-complex="normal"/>
    </style:style>
    <style:style style:name="P19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8273b3" officeooo:paragraph-rsid="009f3340" style:font-size-asian="9pt" style:font-weight-asian="normal" style:font-size-complex="9pt" style:font-weight-complex="normal"/>
    </style:style>
    <style:style style:name="P20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905ec4" officeooo:paragraph-rsid="00905ec4" style:font-size-asian="9pt" style:font-weight-asian="bold" style:font-size-complex="9pt" style:font-weight-complex="bold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7df888" officeooo:paragraph-rsid="007df888" style:font-size-asian="9pt" style:font-weight-asian="bold" style:font-size-complex="9pt" style:font-weight-complex="bold"/>
    </style:style>
    <style:style style:name="P22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8030e7" officeooo:paragraph-rsid="008030e7" style:font-size-asian="9pt" style:font-weight-asian="bold" style:font-size-complex="9pt" style:font-weight-complex="bold"/>
    </style:style>
    <style:style style:name="P23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9f3340" officeooo:paragraph-rsid="009f3340" style:font-size-asian="9pt" style:font-weight-asian="bold" style:font-size-complex="9pt" style:font-weight-complex="bold"/>
    </style:style>
    <style:style style:name="P24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837f64" officeooo:paragraph-rsid="00a494df" style:font-size-asian="9pt" style:font-weight-asian="bold" style:font-size-complex="9pt" style:font-weight-complex="bold"/>
    </style:style>
    <style:style style:name="P25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weight="bold" officeooo:rsid="007b2213" officeooo:paragraph-rsid="007b2213" style:font-weight-asian="bold" style:font-weight-complex="bold"/>
    </style:style>
    <style:style style:name="P26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d14ab" officeooo:paragraph-rsid="007d14ab" style:font-size-asian="9pt" style:font-weight-asian="normal" style:font-size-complex="9pt" style:font-weight-complex="normal"/>
    </style:style>
    <style:style style:name="P27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df888" officeooo:paragraph-rsid="007df888" style:font-size-asian="9pt" style:font-weight-asian="normal" style:font-size-complex="9pt" style:font-weight-complex="normal"/>
    </style:style>
    <style:style style:name="P28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ff23f" officeooo:paragraph-rsid="007ff23f" style:font-size-asian="9pt" style:font-weight-asian="normal" style:font-size-complex="9pt" style:font-weight-complex="normal"/>
    </style:style>
    <style:style style:name="P29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30e7" officeooo:paragraph-rsid="008030e7" style:font-size-asian="9pt" style:font-weight-asian="normal" style:font-size-complex="9pt" style:font-weight-complex="normal"/>
    </style:style>
    <style:style style:name="P30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30e7" officeooo:paragraph-rsid="008030e7" style:font-size-asian="9pt" style:font-weight-asian="normal" style:font-size-complex="9pt" style:font-weight-complex="normal"/>
    </style:style>
    <style:style style:name="P31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bf25" officeooo:paragraph-rsid="008030e7" style:font-size-asian="9pt" style:font-weight-asian="normal" style:font-size-complex="9pt" style:font-weight-complex="normal"/>
    </style:style>
    <style:style style:name="P32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156ce" officeooo:paragraph-rsid="008156ce" style:font-size-asian="9pt" style:font-weight-asian="normal" style:font-size-complex="9pt" style:font-weight-complex="normal"/>
    </style:style>
    <style:style style:name="P33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a51fee" officeooo:paragraph-rsid="00a51fee" style:font-size-asian="9pt" style:font-weight-asian="normal" style:font-size-complex="9pt" style:font-weight-complex="normal"/>
    </style:style>
    <style:style style:name="P34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paragraph-rsid="007d14ab"/>
    </style:style>
    <style:style style:name="P35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officeooo:paragraph-rsid="008156ce"/>
    </style:style>
    <style:style style:name="P36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rsid="007d14ab" officeooo:paragraph-rsid="007d14ab"/>
    </style:style>
    <style:style style:name="P37" style:family="paragraph" style:parent-style-name="Heading_20_3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13180" officeooo:paragraph-rsid="00b13180" style:font-size-asian="9pt" style:font-weight-asian="normal" style:font-size-complex="9pt" style:font-weight-complex="normal"/>
    </style:style>
    <style:style style:name="T1" style:family="text">
      <style:text-properties style:font-name="Arial" fo:font-size="9pt" officeooo:rsid="0028d68b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28d68b" style:font-size-asian="9pt" style:font-size-complex="9pt"/>
    </style:style>
    <style:style style:name="T4" style:family="text">
      <style:text-properties fo:font-size="9pt" officeooo:rsid="007a1ea5" style:font-size-asian="9pt" style:font-size-complex="9pt"/>
    </style:style>
    <style:style style:name="T5" style:family="text">
      <style:text-properties fo:font-size="9pt" officeooo:rsid="007cb089" style:font-size-asian="9pt" style:font-size-complex="9pt"/>
    </style:style>
    <style:style style:name="T6" style:family="text">
      <style:text-properties fo:font-size="9pt" officeooo:rsid="00855f3e" style:font-size-asian="9pt" style:font-size-complex="9pt"/>
    </style:style>
    <style:style style:name="T7" style:family="text">
      <style:text-properties fo:font-size="9pt" officeooo:rsid="00905ec4" style:font-size-asian="9pt" style:font-size-complex="9pt"/>
    </style:style>
    <style:style style:name="T8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000000" fo:font-size="9pt" fo:font-weight="normal" officeooo:rsid="007d14ab" style:font-size-asian="9pt" style:font-weight-asian="normal" style:font-size-complex="9pt" style:font-weight-complex="normal"/>
    </style:style>
    <style:style style:name="T10" style:family="text">
      <style:text-properties fo:color="#000000" fo:font-size="9pt" fo:font-weight="normal" officeooo:rsid="007cb089" style:font-size-asian="9pt" style:font-weight-asian="normal" style:font-size-complex="9pt" style:font-weight-complex="normal"/>
    </style:style>
    <style:style style:name="T11" style:family="text">
      <style:text-properties fo:color="#000000" fo:font-size="9pt" fo:font-weight="normal" officeooo:rsid="0080bf25" style:font-size-asian="9pt" style:font-weight-asian="normal" style:font-size-complex="9pt" style:font-weight-complex="normal"/>
    </style:style>
    <style:style style:name="T12" style:family="text">
      <style:text-properties fo:color="#000000" fo:font-size="9pt" fo:font-weight="normal" officeooo:rsid="008156ce" style:font-size-asian="9pt" style:font-weight-asian="normal" style:font-size-complex="9pt" style:font-weight-complex="normal"/>
    </style:style>
    <style:style style:name="T13" style:family="text">
      <style:text-properties fo:color="#000000" style:font-name="inherit" fo:font-size="9pt" fo:font-weight="normal" officeooo:rsid="00b3e921" style:font-size-asian="9pt" style:font-weight-asian="normal" style:font-size-complex="9pt" style:font-weight-complex="normal"/>
    </style:style>
    <style:style style:name="T14" style:family="text">
      <style:text-properties fo:color="#000000" style:font-name="inherit" fo:font-size="9pt" officeooo:rsid="00b3e921" style:font-size-asian="9pt" style:font-size-complex="9pt"/>
    </style:style>
    <style:style style:name="T15" style:family="text">
      <style:text-properties fo:color="#000000" style:font-name="inherit" fo:font-size="9pt" officeooo:rsid="00b4f1e4" style:font-size-asian="9pt" style:font-size-complex="9pt"/>
    </style:style>
    <style:style style:name="T16" style:family="text">
      <style:text-properties fo:color="#000000" style:font-name="courier new" fo:font-size="9pt" officeooo:rsid="00b3e921" style:font-size-asian="9pt" style:font-size-complex="9pt"/>
    </style:style>
    <style:style style:name="T17" style:family="text">
      <style:text-properties officeooo:rsid="0089fae9"/>
    </style:style>
    <style:style style:name="T18" style:family="text">
      <style:text-properties officeooo:rsid="00905ec4"/>
    </style:style>
    <style:style style:name="T19" style:family="text">
      <style:text-properties officeooo:rsid="0091bfc3"/>
    </style:style>
    <style:style style:name="T20" style:family="text">
      <style:text-properties officeooo:rsid="00958850"/>
    </style:style>
    <style:style style:name="T21" style:family="text">
      <style:text-properties officeooo:rsid="009b4502"/>
    </style:style>
    <style:style style:name="T22" style:family="text">
      <style:text-properties fo:color="#ff0000" style:font-name="inherit" fo:font-size="9pt" fo:font-weight="bold" officeooo:rsid="00b13180" style:font-size-asian="9pt" style:font-weight-asian="bold" style:font-size-complex="9pt" style:font-weight-complex="bold"/>
    </style:style>
    <style:style style:name="T23" style:family="text">
      <style:text-properties fo:color="#ff0000" style:font-name="inherit" fo:font-size="9pt" fo:font-weight="bold" officeooo:rsid="00b71ea7" style:font-size-asian="9pt" style:font-weight-asian="bold" style:font-size-complex="9pt" style:font-weight-complex="bold"/>
    </style:style>
    <style:style style:name="T24" style:family="text">
      <style:text-properties officeooo:rsid="00a472cc"/>
    </style:style>
    <style:style style:name="T25" style:family="text">
      <style:text-properties officeooo:rsid="00a494df"/>
    </style:style>
    <style:style style:name="T26" style:family="text">
      <style:text-properties style:font-name="inherit"/>
    </style:style>
    <style:style style:name="T27" style:family="text">
      <style:text-properties style:font-name="inherit" fo:font-weight="normal"/>
    </style:style>
    <style:style style:name="T28" style:family="text">
      <style:text-properties style:font-name="inherit" fo:font-weight="normal" officeooo:rsid="00abd7cf"/>
    </style:style>
    <style:style style:name="T29" style:family="text">
      <style:text-properties style:font-name="inherit" fo:font-weight="normal" officeooo:rsid="00ad51af"/>
    </style:style>
    <style:style style:name="T30" style:family="text">
      <style:text-properties style:font-name="inherit" officeooo:rsid="00ab83e7"/>
    </style:style>
    <style:style style:name="T31" style:family="text">
      <style:text-properties style:font-name="inherit" officeooo:rsid="00b13180"/>
    </style:style>
    <style:style style:name="T32" style:family="text">
      <style:text-properties style:font-name="inherit" officeooo:rsid="00c4303b"/>
    </style:style>
    <style:style style:name="T33" style:family="text">
      <style:text-properties officeooo:rsid="00be8074"/>
    </style:style>
    <style:style style:name="T34" style:family="text">
      <style:text-properties officeooo:rsid="00beb6d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88851278958990453" text:style-name="L1">
        <text:list-item>
          <text:p text:style-name="P11"><text:span text:style-name="T3">C</text:span><text:span text:style-name="T2">reate a database named test1,</text:span></text:p>
        </text:list-item>
        <text:list-item>
          <text:p text:style-name="P12"><text:span text:style-name="T7">Do the following</text:span><text:span text:style-name="T2"> </text:span><text:span text:style-name="T6">in the test1 database</text:span><text:span text:style-name="T2">:</text:span></text:p>
        </text:list-item>
      </text:list>
      <text:list xml:id="list8066148980876707154" text:style-name="L2">
        <text:list-item>
          <text:p text:style-name="P13"><text:span text:style-name="T18">create </text:span>CUSTOMERS table <text:span text:style-name="T18">having</text:span> id, name, age, address and salary,</text:p>
        </text:list-item>
        <text:list-item>
          <text:p text:style-name="P13"><text:span text:style-name="T18">create </text:span>ORDERS table <text:span text:style-name="T18">with foreign key</text:span> <text:span text:style-name="T18">having</text:span> <text:span text:style-name="T17">o</text:span>id, date, customer_id and amount<text:span text:style-name="T18">,</text:span></text:p>
        </text:list-item>
        <text:list-item>
          <text:p text:style-name="P16">Write the query to show the create table query of the ORDERS table,</text:p>
        </text:list-item>
        <text:list-item>
          <text:p text:style-name="P17">Drop the foreign key created in the previous step,</text:p>
        </text:list-item>
        <text:list-item>
          <text:p text:style-name="P14">A<text:span text:style-name="T19">gain a</text:span>dd foreign key in the orders table,</text:p>
        </text:list-item>
        <text:list-item>
          <text:p text:style-name="P20"><text:span text:style-name="T20">Write a query to find out</text:span> which table is affected <text:span text:style-name="T20">due to the </text:span>referential action when you delete data from <text:span text:style-name="T20">Customer</text:span> table.</text:p>
        </text:list-item>
      </text:list>
      <text:list xml:id="list52630348750758" text:continue-list="list1688851278958990453" text:style-name="L1">
        <text:list-item>
          <text:p text:style-name="P12"><text:span text:style-name="T2">Insert the data in the following tables </text:span><text:span text:style-name="T4">created in the previous step</text:span><text:span text:style-name="T2">:</text:span></text:p>
        </text:list-item>
      </text:list>
      <text:list xml:id="list245628742704670006" text:style-name="L3">
        <text:list-item>
          <text:p text:style-name="P15">CUSTOMERS table,</text:p>
        </text:list-item>
        <text:list-item>
          <text:p text:style-name="P15">ORDERS table,</text:p>
        </text:list-item>
      </text:list>
      <text:list xml:id="list52630702263147" text:continue-list="list52630348750758" text:style-name="L1">
        <text:list-item>
          <text:p text:style-name="P25"><text:span text:style-name="T5">Create a new table and p</text:span><text:span text:style-name="T2">opulate </text:span><text:span text:style-name="T5">it</text:span><text:span text:style-name="T2"> using </text:span><text:span text:style-name="T5">the CUSTOMERS</text:span><text:span text:style-name="T2"> table,</text:span></text:p>
        </text:list-item>
        <text:list-item>
          <text:p text:style-name="P26">Do the following:</text:p>
        </text:list-item>
      </text:list>
      <text:list xml:id="list7707134740513919472" text:style-name="L4">
        <text:list-item>
          <text:p text:style-name="P34"><text:span text:style-name="T9">D</text:span><text:span text:style-name="T10">elete one row from the table created in the previous step,</text:span></text:p>
        </text:list-item>
        <text:list-item>
          <text:p text:style-name="P34"><text:span text:style-name="T9">D</text:span><text:span text:style-name="T10">elete </text:span><text:span text:style-name="T9">all the remaining rows</text:span><text:span text:style-name="T10"> from the table created in the previous step,</text:span></text:p>
        </text:list-item>
        <text:list-item>
          <text:p text:style-name="P36"><text:span text:style-name="T10">D</text:span><text:span text:style-name="T8">rop the table created in the previous step,</text:span></text:p>
        </text:list-item>
      </text:list>
      <text:list xml:id="list52629504178311" text:continue-list="list52630702263147" text:style-name="L1">
        <text:list-item>
          <text:p text:style-name="P27">AND / OR clause,</text:p>
        </text:list-item>
        <text:list-item>
          <text:p text:style-name="P21">Update clause,</text:p>
        </text:list-item>
        <text:list-item>
          <text:p text:style-name="P27">Like clause of both two types,</text:p>
        </text:list-item>
        <text:list-item>
          <text:p text:style-name="P27">Top clause,</text:p>
        </text:list-item>
        <text:list-item>
          <text:p text:style-name="P27">Order By clause in different forms,</text:p>
        </text:list-item>
        <text:list-item>
          <text:p text:style-name="P27">Group By clause,</text:p>
        </text:list-item>
        <text:list-item>
          <text:p text:style-name="P28">Where, Group By and Order By clause together,</text:p>
        </text:list-item>
        <text:list-item>
          <text:p text:style-name="P28">Distinct Clause,</text:p>
        </text:list-item>
        <text:list-item>
          <text:p text:style-name="P29">Perform the following joins:</text:p>
        </text:list-item>
      </text:list>
      <text:list xml:id="list5432278787392374237" text:style-name="L5">
        <text:list-item>
          <text:p text:style-name="P30">Join CUSTOMERS and ORDERS table,</text:p>
        </text:list-item>
        <text:list-item>
          <text:p text:style-name="P30">Inner Join CUSTOMERS and ORDERS table,</text:p>
        </text:list-item>
        <text:list-item>
          <text:p text:style-name="P30">Left Join CUSTOMERS and ORDERS table,</text:p>
        </text:list-item>
        <text:list-item>
          <text:p text:style-name="P30">Right Join CUSTOMERS and ORDERS table,</text:p>
        </text:list-item>
        <text:list-item>
          <text:p text:style-name="P30">Full Join CUSTOMERS and ORDERS table,</text:p>
        </text:list-item>
        <text:list-item>
          <text:p text:style-name="P22"><text:span text:style-name="T21">Write a query to find all the details of those people whose names are common with some other people</text:span>,</text:p>
        </text:list-item>
        <text:list-item>
          <text:p text:style-name="P30">Cartesian Join CUSTOMERS and ORDERS table,</text:p>
        </text:list-item>
      </text:list>
      <text:list xml:id="list52629772414228" text:continue-list="list52629504178311" text:style-name="L1">
        <text:list-item>
          <text:p text:style-name="P31">Create following types of indexes on the CUSTOMERS table:</text:p>
        </text:list-item>
      </text:list>
      <text:list xml:id="list6813294200372445673" text:style-name="L6">
        <text:list-item>
          <text:p text:style-name="P35"><text:span text:style-name="T11">S</text:span><text:span text:style-name="T12">ingle-Column index,</text:span></text:p>
        </text:list-item>
        <text:list-item>
          <text:p text:style-name="P32">Unique index,</text:p>
        </text:list-item>
        <text:list-item>
          <text:p text:style-name="P18">Composite index,</text:p>
        </text:list-item>
        <text:list-item>
          <text:p text:style-name="P23">Write a query to show all the indexes on a table,</text:p>
        </text:list-item>
      </text:list>
      <text:list xml:id="list52630586845686" text:continue-list="list52629772414228" text:style-name="L1">
        <text:list-item>
          <text:p text:style-name="P19">Drop the indexes created in the previous step,</text:p>
        </text:list-item>
        <text:list-item>
          <text:p text:style-name="P24">How will you find the <text:span text:style-name="T24">second</text:span> largest salary in the CUSTOMERS table?</text:p>
        </text:list-item>
        <text:list-item>
          <text:p text:style-name="P24">How will you find the <text:span text:style-name="T25">third</text:span> largest salary in the CUSTOMERS table?</text:p>
        </text:list-item>
        <text:list-item>
          <text:p text:style-name="P33">Write a query to find the maximum salary name-wise.</text:p>
        </text:list-item>
        <text:list-item>
          <text:p text:style-name="P2"><text:span text:style-name="T26">Write an SQL Query </text:span><text:span text:style-name="T32">to</text:span><text:span text:style-name="T26"> find number of </text:span><text:span text:style-name="T30">customer</text:span><text:span text:style-name="T26">s according to </text:span><text:span text:style-name="T30">address</text:span><text:span text:style-name="T26"> whose </text:span><text:span text:style-name="T30">SALARY i</text:span><text:span text:style-name="T26">s between </text:span><text:span text:style-name="T30">10000 and 50000</text:span><text:span text:style-name="T26">.</text:span></text:p>
        </text:list-item>
        <text:list-item>
          <text:p text:style-name="P4"><text:span text:style-name="T28">F</text:span><text:span text:style-name="T27">ind all Employee records </text:span><text:span text:style-name="T29">whose names contain</text:span><text:span text:style-name="T27"> the word "</text:span><text:span text:style-name="T28">Ra</text:span><text:span text:style-name="T27">", regardless of whether it was stored as </text:span><text:span text:style-name="T28">Ra</text:span><text:span text:style-name="T27">, </text:span><text:span text:style-name="T28">RA</text:span><text:span text:style-name="T27">, or </text:span><text:span text:style-name="T28">ra</text:span><text:span text:style-name="T27">.</text:span></text:p>
        </text:list-item>
        <text:list-item>
          <text:p text:style-name="P3"><text:span text:style-name="T26">Write a query to print all the </text:span><text:span text:style-name="T31">customer</text:span><text:span text:style-name="T26">s of the repeated name leaving the first one.</text:span></text:p>
        </text:list-item>
        <text:list-item>
          <text:p text:style-name="P5">Write a query to print all the customers having their salary more than the average salary.</text:p>
        </text:list-item>
        <text:list-item>
          <text:p text:style-name="P7"><text:span text:style-name="T23">(VVI) </text:span><text:span text:style-name="T22">How do you find all employees which are also manager? </text:span><text:span text:style-name="T13">(</text:span><text:span text:style-name="T14">You have given a standard employee table with an additional column </text:span><text:span text:style-name="T16">mgr_id</text:span><text:span text:style-name="T14">, which contains </text:span><text:bookmark text:name="IL_AD5"/><text:span text:style-name="T14">employee_id of the manager </text:span><text:span text:style-name="T15">of the employee</text:span><text:span text:style-name="T14">.</text:span><text:span text:style-name="T13">)</text:span></text:p>
        </text:list-item>
        <text:list-item>
          <text:p text:style-name="P37">How to get the current date in MySQL?</text:p>
        </text:list-item>
        <text:list-item>
          <text:p text:style-name="P6">Write the following regexp queries:</text:p>
        </text:list-item>
      </text:list>
      <text:list xml:id="list3961688027549632295" text:style-name="L7">
        <text:list-item>
          <text:p text:style-name="P8">Query to find all the names <text:span text:style-name="T33">in the Customers table </text:span>starting with '<text:span text:style-name="T34">ra</text:span>',</text:p>
        </text:list-item>
        <text:list-item>
          <text:p text:style-name="P9">Query to find all the names <text:span text:style-name="T33">in the Customers table </text:span>ending with '<text:span text:style-name="T34">an</text:span>',</text:p>
        </text:list-item>
        <text:list-item>
          <text:p text:style-name="P9">Query to find all the names <text:span text:style-name="T33">in the Customers table</text:span>, which contain '<text:span text:style-name="T34">hu</text:span>',</text:p>
        </text:list-item>
      </text:list>
      <text:list xml:id="list52630592665389" text:continue-list="list52630586845686" text:style-name="L1">
        <text:list-item>
          <text:p text:style-name="P10"/>
        </text:list-item>
      </text:list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322</meta:editing-cycles>
    <meta:creation-date>2015-08-07T20:28:00</meta:creation-date>
    <dc:date>2016-10-22T05:26:29.171921587</dc:date>
    <meta:editing-duration>P5DT3H19M37S</meta:editing-duration>
    <meta:generator>LibreOffice/5.1.4.2$Linux_X86_64 LibreOffice_project/10m0$Build-2</meta:generator>
    <meta:document-statistic meta:table-count="0" meta:image-count="0" meta:object-count="0" meta:page-count="1" meta:paragraph-count="52" meta:word-count="514" meta:character-count="2781" meta:non-whitespace-character-count="2370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